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 style:shadow="none"/>
    </style:style>
    <style:style style:name="Tabella7.A" style:family="table-column">
      <style:table-column-properties style:column-width="16.207cm" style:rel-column-width="9188*"/>
    </style:style>
    <style:style style:name="Tabella7.B" style:family="table-column">
      <style:table-column-properties style:column-width="2.794cm" style:rel-column-width="1584*"/>
    </style:style>
    <style:style style:name="Tabella7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/>
    </style:style>
    <style:style style:name="P6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text-properties style:font-name="Arial2"/>
    </style:style>
    <style:style style:name="P6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style:font-name="Arial2"/>
    </style:style>
    <style:style style:name="P8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ff4a5e" style:font-size-asian="8pt" style:font-size-complex="8pt"/>
    </style:style>
    <style:style style:name="P8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officeooo:rsid="006fb9a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002ba08"/>
    </style:style>
    <style:style style:name="T19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9"><text:placeholder text:placeholder-type="text">&lt;get_language('CLIENTE', getLang())&gt;</text:placeholder></text:p>
          </table:table-cell>
          <table:table-cell table:style-name="Tabella3.B1" office:value-type="string">
            <text:p text:style-name="P40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6"/>
          </table:table-cell>
          <table:table-cell table:style-name="Tabella3.D1" table:number-rows-spanned="3" table:number-columns-spanned="2" office:value-type="string">
            <text:p text:style-name="P46"><text:placeholder text:placeholder-type="text">&lt;get_language('SPETT.LE', getLang())&gt;</text:placeholder></text:p>
            <text:p text:style-name="P85"><text:placeholder text:placeholder-type="text">&lt;o.partner_id.name&gt;</text:placeholder></text:p>
            <text:p text:style-name="P8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4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3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8">FATTURA <text:span text:style-name="T17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0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47"/>
          </table:table-cell>
          <table:table-cell table:style-name="Tabella3.D1" office:value-type="string">
            <text:p text:style-name="P47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48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1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1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5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6"><text:placeholder text:placeholder-type="text">&lt;o.destination_partner_id.name&gt;</text:placeholder></text:p>
            <text:p text:style-name="P8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6"><text:placeholder text:placeholder-type="text">&lt;o.client_order_ref&gt;</text:placeholder></text:p>
          </table:table-cell>
          <table:table-cell table:style-name="Tabella3.B6" office:value-type="string">
            <text:p text:style-name="P37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8"><text:placeholder text:placeholder-type="text">&lt;get_language('AGENTE', getLang())&gt;</text:placeholder></text:span>: <text:span text:style-name="T19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1.B6" office:value-type="string">
            <text:p text:style-name="P57"><text:span text:style-name="T9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9"><text:placeholder text:placeholder-type="text">&lt;get_partic_description(o.partner_id.id, l.product_id.id) if o.partner_id.use_partic else ''&gt;</text:placeholder></text:p>
            <text:p text:style-name="P60"/>
          </table:table-cell>
          <table:table-cell table:style-name="Tabella1.D7" table:number-rows-spanned="2" office:value-type="string">
            <text:p text:style-name="P52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7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1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3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1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3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88"><text:placeholder text:placeholder-type="text">&lt;('%s' % l.product_id.colour) if l.product_id.colour else ''&gt;</text:placeholder><text:span text:style-name="T9"><text:placeholder text:placeholder-type="text">&lt;('\n%s' % l.text_note_post) if l.text_note_post else ''&gt;</text:placeholder></text:span><text:span text:style-name="T9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5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5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5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5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6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4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5"><text:span text:style-name="T16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5"><text:span text:style-name="T16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3"/>
          </table:table-cell>
          <table:covered-table-cell/>
          <table:table-cell table:style-name="Tabella2.G2" office:value-type="string">
            <text:p text:style-name="P84"><text:placeholder text:placeholder-type="text">&lt;o.pricelist_id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5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5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66"/>
          </table:table-cell>
          <table:covered-table-cell/>
          <table:table-cell table:style-name="Tabella2.G2" office:value-type="string">
            <text:p text:style-name="P84"><text:placeholder text:placeholder-type="text">&lt;o.pricelist_id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7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5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5"><text:placeholder text:placeholder-type="text">&lt;get_language('PESO', getLang())&gt;</text:placeholder></text:p>
          </table:table-cell>
          <table:table-cell table:style-name="Tabella2.G1" office:value-type="string">
            <text:p text:style-name="P3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2"/>
          </table:table-cell>
          <table:covered-table-cell/>
          <table:covered-table-cell/>
          <table:table-cell table:style-name="Tabella2.A2" table:number-columns-spanned="2" office:value-type="string">
            <text:p text:style-name="P32"/>
          </table:table-cell>
          <table:covered-table-cell/>
          <table:table-cell table:style-name="Tabella2.E4" office:value-type="string">
            <text:p text:style-name="P32"/>
          </table:table-cell>
          <table:table-cell table:style-name="Tabella2.G6" office:value-type="string">
            <text:p text:style-name="P83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3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91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93"><text:placeholder text:placeholder-type="text">&lt;if test="company.fsc_certified and company.fsc_from_date&lt;= o.date_order"&gt;</text:placeholder></text:p>
            <text:p text:style-name="P92"><draw:frame draw:style-name="fr2" draw:name="image:asimage(company.fsc_logo,'logo_fsc')" text:anchor-type="as-char" svg:width="1.993cm" style:rel-width="95%" svg:height="2cm" style:rel-height="scale-min" draw:z-index="3"><draw:text-box><text:p text:style-name="Frame_20_contents"/></draw:text-box></draw:frame></text:p>
            <text:p text:style-name="P92"><text:placeholder text:placeholder-type="text">&lt;/if&gt;</text:placeholder></text:p>
          </table:table-cell>
        </table:table-row>
      </table:table>
      <text:p text:style-name="P79"/>
      <text:p text:style-name="P90"><text:placeholder text:placeholder-type="text">&lt;if test="o.partner_id.show_codebar"&gt;</text:placeholder></text:p>
      <text:p text:style-name="P38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9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5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4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0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34:06.933639474</dc:date>
    <meta:editing-duration>P6DT21H15M37S</meta:editing-duration>
    <meta:editing-cycles>1028</meta:editing-cycles>
    <meta:generator>LibreOffice/4.3.3.2$Linux_X86_64 LibreOffice_project/430m0$Build-2</meta:generator>
    <dc:creator>thebrush </dc:creator>
    <meta:document-statistic meta:table-count="7" meta:image-count="0" meta:object-count="0" meta:page-count="3" meta:paragraph-count="100" meta:word-count="407" meta:character-count="5076" meta:non-whitespace-character-count="4766"/>
    <meta:user-defined meta:name="Info 1"/>
    <meta:user-defined meta:name="Info 2"/>
    <meta:user-defined meta:name="Info 3"/>
    <meta:user-defined meta:name="Info 4"/>
  </office:meta>
</office:document-meta>
</file>